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FilterExtractor.TextFilterExtractor( String [ ] types , Tex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Filter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terExtractor.TextFilterExtractor( String type , Tex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terExtractor.extractText( InputStream stream , String type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xtFilterExtrac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